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style:font-name="Amiri Quran" fo:font-size="22pt" style:text-underline-style="solid" style:text-underline-width="auto" style:text-underline-color="font-color" fo:font-weight="bold" officeooo:rsid="00facd91" officeooo:paragraph-rsid="00facd91" style:font-size-asian="22pt" style:font-weight-asian="bold" style:font-size-complex="22pt" style:font-weight-complex="bold"/>
    </style:style>
    <style:style style:name="P2" style:family="paragraph" style:parent-style-name="Text_20_body">
      <style:text-properties style:text-underline-style="solid" style:text-underline-width="auto" style:text-underline-color="font-color" fo:font-weight="bold" officeooo:rsid="00ed4aff" officeooo:paragraph-rsid="00e77aaa" style:font-weight-asian="bold" style:font-weight-complex="bold"/>
    </style:style>
    <style:style style:name="P3" style:family="paragraph" style:parent-style-name="Text_20_body">
      <style:text-properties style:text-underline-style="none" fo:font-weight="normal" officeooo:rsid="00fd5efa" officeooo:paragraph-rsid="00fd5efa" style:font-weight-asian="normal" style:font-weight-complex="normal"/>
    </style:style>
    <style:style style:name="P4" style:family="paragraph" style:parent-style-name="Text_20_body">
      <style:text-properties style:text-underline-style="none" fo:font-weight="normal" officeooo:rsid="0100c642" officeooo:paragraph-rsid="0100c642" style:font-weight-asian="normal" style:font-weight-complex="normal"/>
    </style:style>
    <style:style style:name="P5" style:family="paragraph" style:parent-style-name="Text_20_body">
      <style:text-properties style:text-underline-style="none" fo:font-weight="normal" officeooo:rsid="00ff500a" officeooo:paragraph-rsid="00ff500a" style:font-weight-asian="normal" style:font-weight-complex="normal"/>
    </style:style>
    <style:style style:name="P6" style:family="paragraph" style:parent-style-name="Text_20_body">
      <style:text-properties style:text-underline-style="none" fo:font-weight="normal" officeooo:rsid="0106b992" officeooo:paragraph-rsid="0106b992" style:font-weight-asian="normal" style:font-weight-complex="normal"/>
    </style:style>
    <style:style style:name="T1" style:family="text">
      <style:text-properties officeooo:rsid="00fe2e48"/>
    </style:style>
    <style:style style:name="T2" style:family="text">
      <style:text-properties fo:font-weight="bold" officeooo:rsid="00fe2e48" style:font-weight-asian="bold" style:font-weight-complex="bold"/>
    </style:style>
    <style:style style:name="T3" style:family="text">
      <style:text-properties officeooo:rsid="010160e1"/>
    </style:style>
    <style:style style:name="T4" style:family="text">
      <style:text-properties officeooo:rsid="0102f6ba"/>
    </style:style>
    <style:style style:name="T5" style:family="text">
      <style:text-properties officeooo:rsid="010a1e53"/>
    </style:style>
    <style:style style:name="T6" style:family="text">
      <style:text-properties officeooo:rsid="01088f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2 </text:p>
      <text:p text:style-name="P2"/>
      <text:p text:style-name="P2"/>
      <text:p text:style-name="P3">I am so cooked on Task2.</text:p>
      <text:p text:style-name="P3"/>
      <text:p text:style-name="P3">Before I explain, atleast I think I have done decent on my Proposal in Task 1, I ‘ll give myself that, but for Task 2 I am cooked.</text:p>
      <text:p text:style-name="P3"/>
      <text:p text:style-name="P3">Why?</text:p>
      <text:p text:style-name="P3">Well, firstly I learned the really hard way that <text:span text:style-name="T1">using AI to help you </text:span><text:span text:style-name="T2">too</text:span><text:span text:style-name="T1"> much, will bite.</text:span></text:p>
      <text:p text:style-name="P4">So now basically my entire codebase is missing bits and pieces and doesn’t really work right (except the final version, and <text:span text:style-name="T3">a bit of version 1).</text:span></text:p>
      <text:p text:style-name="P3"/>
      <text:p text:style-name="P5">Thankfully, this is just a mock, so that will defintely not happen in the real thing <text:span text:style-name="T4">(as I have learned my mistakes of being careless)</text:span>.</text:p>
      <text:p text:style-name="P5"/>
      <text:p text:style-name="P6">At least, everything will be fixed (it started before the mock started) for the code, and I have defintely learned my lesson.</text:p>
      <text:p text:style-name="P6"/>
      <text:p text:style-name="P6">At <text:span text:style-name="T5">the very </text:span>least I have made the database and <text:span text:style-name="T6">tried to fix some of the cod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miri Quran" svg:font-family="'Amiri Quran'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/>
      <style:text-properties style:font-name="Carlito" fo:font-family="Carlito" style:font-family-generic="swiss" style:font-pitch="variable" style:text-underline-style="none" fo:font-weight="normal" officeooo:rsid="00f5e7a6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MT1" style:family="text">
      <style:text-properties officeooo:rsid="00444de6"/>
    </style:style>
    <style:page-layout style:name="Mpm1">
      <style:page-layout-properties fo:page-width="21.001cm" fo:page-height="29.7cm" style:num-format="1" style:print-orientation="portrait" fo:margin-top="2cm" fo:margin-bottom="0.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11cm" fo:margin-left="0cm" fo:margin-right="0cm" fo:margin-top="0.49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  <text:p text:style-name="MP1"/>
        <text:p text:style-name="MP1"><text:span text:style-name="MT1">Page: </text:span><text:page-number text:select-page="current">1</text:page-number><text:s/><text:span text:style-name="MT1">of </text:span><text:page-count>1</text:page-count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31:02.541271700</meta:creation-date>
    <meta:generator>LibreOffice/25.8.2.2$Windows_X86_64 LibreOffice_project/d401f2107ccab8f924a8e2df40f573aab7605b6f</meta:generator>
    <dc:date>2025-11-21T09:24:31.355300900</dc:date>
    <meta:editing-duration>PT9H33M41S</meta:editing-duration>
    <meta:editing-cycles>236</meta:editing-cycles>
    <meta:print-date>2025-11-11T09:35:51.017697100</meta:print-date>
    <meta:printed-by>PDF files</meta:printed-by>
    <meta:document-statistic meta:table-count="0" meta:image-count="0" meta:object-count="0" meta:page-count="1" meta:paragraph-count="10" meta:word-count="149" meta:character-count="748" meta:non-whitespace-character-count="608"/>
  </office:meta>
</office:document-meta>
</file>